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aPiezas_detalleC" table:style-name="ta1">
        <table:table-column table:style-name="co1" table:number-columns-repeated="16384" table:default-cell-style-name="ce1"/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ornill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6x35</text:p>
          </table:table-cell>
          <table:table-cell office:value-type="string" table:style-name="ce1">
            <text:p>ISO 4762 M6-35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randela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ISO 7089 M6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nserto roscad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uSn6</text:p>
          </table:table-cell>
          <table:table-cell office:value-type="string" table:style-name="ce1">
            <text:p>M6x2.5d</text:p>
          </table:table-cell>
          <table:table-cell office:value-type="string" table:style-name="ce1">
            <text:p>HELICOIL plus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nserto pasante Plug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RES Steel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P161F25-0NF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nserto pasante Sleev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RES Steel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S161F25-12NF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andeja Sandwich</text:p>
          </table:table-cell>
          <table:table-cell office:value-type="string" table:style-name="ce1">
            <text:p>DG2425-TIV03-001-0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M7/G8552 + 5052 9.20</text:p>
          </table:table-cell>
          <table:table-cell office:value-type="string" table:style-name="ce1">
            <text:p>220x400x19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structura</text:p>
          </table:table-cell>
          <table:table-cell office:value-type="string" table:style-name="ce1">
            <text:p>DG2425-TIV03-001-0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-AW 2024</text:p>
          </table:table-cell>
          <table:table-cell office:value-type="string" table:style-name="ce1">
            <text:p>80.83x220x5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Marca</text:p>
          </table:table-cell>
          <table:table-cell office:value-type="string" table:style-name="ce1">
            <text:p>Denominación</text:p>
          </table:table-cell>
          <table:table-cell office:value-type="string" table:style-name="ce1">
            <text:p>N.º de Plano</text:p>
          </table:table-cell>
          <table:table-cell office:value-type="string" table:style-name="ce2">
            <text:p>N.º de</text:p>
            <text:p><text:s/>Piezas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Dimensiones</text:p>
          </table:table-cell>
          <table:table-cell office:value-type="string" table:style-name="ce1">
            <text:p>Observaciones</text:p>
          </table:table-cell>
          <table:table-cell table:number-columns-repeated="16377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dc:creator>Mario De Toro</dc:creator>
    <meta:creation-date>2024-11-09T10:24:03Z</meta:creation-date>
    <dc:date>2024-12-06T16:56:31Z</dc:date>
  </office:meta>
</office:document-meta>
</file>